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2000001B0FC72E27540A5EA97.png" manifest:media-type="image/png"/>
  <manifest:file-entry manifest:full-path="Pictures/1000000100000400000002D9D306F888A2D65714.png" manifest:media-type="image/png"/>
  <manifest:file-entry manifest:full-path="Pictures/10000001000002D000000166F6975C5C696BB9A0.png" manifest:media-type="image/png"/>
  <manifest:file-entry manifest:full-path="Pictures/10000001000004B00000058E4BECA06F1AC48E9C.png" manifest:media-type="image/png"/>
  <manifest:file-entry manifest:full-path="Pictures/1000000100000438000002A08917D6B01A76EFAD.png" manifest:media-type="image/png"/>
  <manifest:file-entry manifest:full-path="Pictures/1000000100000800000008007984ED6EA9E2EA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Язык BASH</text:p>
          </draw:text-box>
        </draw:frame>
        <draw:frame draw:style-name="gr1" draw:text-style-name="P1" draw:layer="layout" svg:width="11.342cm" svg:height="11.342cm" svg:x="8cm" svg:y="3.5cm">
          <draw:image xlink:href="Pictures/1000000100000800000008007984ED6EA9E2EA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1" draw:layer="layout" svg:width="23.688cm" svg:height="14.739cm" svg:x="2.5cm" svg:y="0.5cm">
          <draw:image xlink:href="Pictures/1000000100000438000002A08917D6B01A76EF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" draw:text-style-name="P1" draw:layer="layout" svg:width="24.568cm" svg:height="12.215cm" svg:x="2cm" svg:y="1.785cm">
          <draw:image xlink:href="Pictures/10000001000002D000000166F6975C5C696BB9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1" draw:layer="layout" svg:width="19.594cm" svg:height="13.949cm" svg:x="4.406cm" svg:y="1cm">
          <draw:image xlink:href="Pictures/1000000100000400000002D9D306F888A2D657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1" draw:layer="layout" svg:width="12.342cm" svg:height="12.342cm" svg:x="1cm" svg:y="1.658cm">
          <draw:image xlink:href="Pictures/1000000100000800000008007984ED6EA9E2EA8A.png" xlink:type="simple" xlink:show="embed" xlink:actuate="onLoad" draw:mime-type="image/png">
            <text:p/>
          </draw:image>
        </draw:frame>
        <draw:frame draw:style-name="gr1" draw:text-style-name="P1" draw:layer="layout" svg:width="10.35cm" svg:height="12.265cm" svg:x="15.5cm" svg:y="1.735cm">
          <draw:image xlink:href="Pictures/10000001000004B00000058E4BECA06F1AC48E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" draw:text-style-name="P1" draw:layer="layout" svg:width="11.715cm" svg:height="14.297cm" svg:x="7.785cm" svg:y="0.703cm">
          <draw:image xlink:href="Pictures/1000000100000162000001B0FC72E27540A5EA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0:24:43.112478253</meta:creation-date>
    <dc:date>2023-10-05T00:47:59.813401861</dc:date>
    <meta:editing-duration>PT13M6S</meta:editing-duration>
    <meta:editing-cycles>1</meta:editing-cycles>
    <meta:document-statistic meta:object-count="41"/>
    <meta:generator>LibreOffice/7.3.7.2$Linux_X86_64 LibreOffice_project/30$Build-2</meta:generator>
  </office:meta>
</office:document-meta>
</file>